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style:page-number="1"/>
    </style:style>
    <style:style style:name="P2" style:family="paragraph" style:parent-style-name="Standard">
      <style:paragraph-properties fo:margin-left="0in" fo:margin-right="0in" fo:margin-top="0in" fo:margin-bottom="0.1965in" loext:contextual-spacing="false" fo:line-height="100%" fo:text-align="start" style:justify-single-word="false" fo:keep-together="auto" fo:orphans="2" fo:widows="2" fo:text-indent="0in" style:auto-text-indent="false" fo:padding="0in" fo:border-left="none" fo:border-right="none" fo:border-top="none" fo:border-bottom="0.51pt solid #808080" fo:keep-with-next="auto"/>
      <style:text-properties fo:font-variant="normal" fo:text-transform="none" fo:color="#000000" style:text-line-through-style="none" style:text-line-through-type="none" style:text-position="0% 100%" style:font-name="Times New Roman" fo:font-size="6pt" fo:font-style="normal" style:text-underline-style="none" style:font-name-asian="Times New Roman1" style:font-size-asian="6pt" style:font-style-asian="normal" style:font-name-complex="Times New Roman1" style:font-size-complex="6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</style:style>
    <style:style style:name="T1" style:family="text">
      <style:text-properties style:font-name="Times New Roman" fo:font-size="22pt" style:font-name-asian="Times New Roman1" style:font-size-asian="22pt" style:font-name-complex="Times New Roman1" style:font-size-complex="22pt"/>
    </style:style>
    <style:style style:name="T2" style:family="text">
      <style:text-properties style:font-name="Times New Roman" fo:font-size="20pt" style:font-name-asian="Times New Roman1" style:font-size-asian="20pt" style:font-name-complex="Times New Roman1" style:font-size-complex="20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weight="bold" style:font-name-asian="Times New Roman1" style:font-weight-asian="bold" style:font-name-complex="Times New Roman1"/>
    </style:style>
    <style:style style:name="T7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8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9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10" style:family="text">
      <style:text-properties fo:color="#000080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11" style:family="text">
      <style:text-properties fo:color="#666666" style:font-name="Times New Roman" style:font-name-asian="Times New Roman1" style:font-name-complex="Times New Roman1"/>
    </style:style>
    <style:style style:name="T12" style:family="text">
      <style:text-properties fo:color="#808080" style:font-name="Times New Roman" style:font-name-asian="Times New Roman1" style:font-name-complex="Times New Roman1"/>
    </style:style>
    <style:style style:name="T13" style:family="text">
      <style:text-properties style:text-position="super 58%" style:font-name="Times New Roman" fo:font-weight="bold" style:font-name-asian="Times New Roman1" style:font-weight-asian="bold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rouen Dbouba</text:span><text:span text:style-name="T2"> </text:span></text:p>
      <text:p text:style-name="P3"><text:a xlink:type="simple" xlink:href="mailto:marouen.dbouba@gmail.com" text:style-name="Internet_20_link" text:visited-style-name="Visited_20_Internet_20_Link"><text:span text:style-name="T10">marouen.dbouba@gmail.com</text:span></text:a><text:span text:style-name="T3"> | </text:span><text:a xlink:type="simple" xlink:href="http://www.maroodb.ovh/" text:style-name="Internet_20_link" text:visited-style-name="Visited_20_Internet_20_Link"><text:span text:style-name="T10">www.maroodb.ovh</text:span></text:a><text:span text:style-name="T3"> | </text:span><text:a xlink:type="simple" xlink:href="https://www.linkedin.com/in/marouendbouba/" text:style-name="Internet_20_link" text:visited-style-name="Visited_20_Internet_20_Link"><text:span text:style-name="T10">linkedin.com/in/marouendbouba </text:span></text:a><text:span text:style-name="T3">| </text:span><text:a xlink:type="simple" xlink:href="https://github.com/maroodb/" text:style-name="Internet_20_link" text:visited-style-name="Visited_20_Internet_20_Link"><text:span text:style-name="T10">github.com/maroodb</text:span></text:a><text:span text:style-name="T3"> | +216 21 387 516</text:span></text:p>
      <text:p text:style-name="P4"><text:span text:style-name="T2">Education</text:span></text:p>
      <text:p text:style-name="P2"/>
      <text:p text:style-name="P4"><text:span text:style-name="T4">National School of Engineering of Sousse (ENISO) </text:span><text:span text:style-name="T6"><text:tab/> </text:span><text:span text:style-name="T4"><text:tab/><text:tab/> <text:s text:c="20"/></text:span><text:span text:style-name="T5">2015 – Present</text:span><text:span text:style-name="T3"> </text:span></text:p>
      <text:p text:style-name="P4"><text:span text:style-name="T3">Applied Computer Engineering.</text:span></text:p>
      <text:p text:style-name="P4"><text:span text:style-name="T6">Preparatory School of Engineering Studies of Tunis El Manar (IPEIEM) </text:span><text:span text:style-name="T3"><text:s/><text:tab/> <text:s text:c="12"/>2013 – 2015</text:span></text:p>
      <text:p text:style-name="P4"><text:span text:style-name="T3">Physics &amp; Technologies. </text:span></text:p>
      <text:p text:style-name="P4"><text:span text:style-name="T2">Projects &amp; Experience</text:span></text:p>
      <text:p text:style-name="P2"/>
      <text:p text:style-name="P4"><text:span text:style-name="T6">Remote Armband Controlled Robot</text:span><text:span text:style-name="T3"> <text:tab/><text:tab/><text:tab/><text:tab/><text:tab/> <text:s text:c="27"/>May. 2017</text:span></text:p>
      <text:p text:style-name="P4"><text:span text:style-name="T3">Built a robot broadcasting live video, controlled using MYO.</text:span></text:p>
      <text:p text:style-name="P4"><text:span text:style-name="T11">Node.js – Python – Raspberry pi – Firebase</text:span><text:span text:style-name="T12"> </text:span></text:p>
      <text:p text:style-name="P4"><text:span text:style-name="T6">Smart City messenger bot</text:span><text:span text:style-name="T3"> <text:tab/><text:tab/><text:tab/><text:tab/><text:tab/><text:tab/><text:tab/> <text:s text:c="10"/><text:tab/> <text:s text:c="16"/>Apr. 2017 <text:s text:c="3"/>Built a messenger bot which gathers data (temperature, CO2 level ..) from a connected board in public space <text:s/>and return informations to the user. </text:span></text:p>
      <text:p text:style-name="P4"><text:span text:style-name="T11">Node.js – Arduino yùn – C – Firebase</text:span><text:span text:style-name="T3"> </text:span></text:p>
      <text:p text:style-name="P4"><text:span text:style-name="T6">Club web application</text:span><text:span text:style-name="T3"> <text:s/><text:tab/><text:tab/><text:tab/><text:tab/><text:tab/><text:tab/><text:tab/><text:tab/> <text:s text:c="16"/>Jan. 2017 <text:s text:c="4"/>Built a web application for AllSafe Security Club (Club library, Portfolio...) <text:s text:c="18"/></text:span><text:a xlink:type="simple" xlink:href="http://www.allsafeclub.info/" text:style-name="Internet_20_link" text:visited-style-name="Visited_20_Internet_20_Link"><text:span text:style-name="T10">allsafeclub.info</text:span></text:a></text:p>
      <text:p text:style-name="P4"><text:span text:style-name="T11">Python – Django – HTML – jQuery – BootStrap</text:span></text:p>
      <text:p text:style-name="P4"><text:span text:style-name="T6">intern at ThinkProness </text:span><text:span text:style-name="T3"><text:tab/><text:tab/><text:tab/><text:tab/><text:tab/><text:tab/><text:tab/><text:tab/><text:tab/> <text:s text:c="5"/>Jul. 2016</text:span></text:p>
      <text:p text:style-name="P4"><text:span text:style-name="T3">during the internship I developed a dashboard for a food production chain. </text:span></text:p>
      <text:p text:style-name="P4"><text:span text:style-name="T11">JEE – Hibernate – MySQL – Bootstrap – HTML – JQuery – Ajax</text:span></text:p>
      <text:p text:style-name="P4"><text:span text:style-name="T7">Skills</text:span></text:p>
      <text:p text:style-name="P2"/>
      <text:p text:style-name="P4"><text:span text:style-name="T6">Languages: </text:span><text:span text:style-name="T3">Arabic – English – French – German (Beginner) </text:span></text:p>
      <text:p text:style-name="P4"><text:span text:style-name="T6">Programming Languages:</text:span><text:span text:style-name="T3"> Java – C – Python – Javascript – HTML - <text:s/>CSS – SQL. </text:span></text:p>
      <text:p text:style-name="P4"><text:span text:style-name="T6">Misc:</text:span><text:span text:style-name="T3"> Linux – Competitive programming – UML – GIT – Android. <text:s text:c="2"/></text:span></text:p>
      <text:p text:style-name="P4"><text:soft-page-break/><text:span text:style-name="T7">Awards</text:span></text:p>
      <text:p text:style-name="P2"/>
      <text:p text:style-name="P4"><text:span text:style-name="T6">IBM Big Data Developer - </text:span><text:span text:style-name="T3">Mastery Award </text:span><text:span text:style-name="T6"><text:s/></text:span><text:span text:style-name="T8">ID 3509-1498-6417-3368 </text:span><text:span text:style-name="T3"><text:s text:c="42"/>Jun. 2017</text:span></text:p>
      <text:p text:style-name="P4"><text:span text:style-name="T6">1</text:span><text:span text:style-name="T13">st</text:span><text:span text:style-name="T6"> prize</text:span><text:span text:style-name="T3"> in ENISO Internet of things challenge. <text:tab/><text:tab/><text:tab/><text:tab/><text:tab/><text:tab/> <text:s text:c="4"/>Apr. 2017</text:span></text:p>
      <text:p text:style-name="P4"><text:span text:style-name="T6">1</text:span><text:span text:style-name="T13">st</text:span><text:span text:style-name="T6"> <text:s/>prizes</text:span><text:span text:style-name="T3"> in EPI Mobile dev challenge and Web dev challenge. <text:s text:c="46"/>Mar. 2017</text:span></text:p>
      <text:p text:style-name="P4"><text:span text:style-name="T7">Extracurricular activities</text:span></text:p>
      <text:p text:style-name="P2"/>
      <text:p text:style-name="P4"><text:span text:style-name="T6">President at <text:s/>AllSafe Security Club</text:span><text:span text:style-name="T3"> <text:s/><text:tab/><text:tab/><text:tab/><text:tab/><text:tab/><text:tab/> <text:s/>Jan. 2017 – Present</text:span></text:p>
      <text:p text:style-name="P4"><text:span text:style-name="T6">Participant in ACM </text:span><text:span text:style-name="T9">TCPC</text:span><text:span text:style-name="T6"> Tunisian Collegiate Programming Contest</text:span><text:span text:style-name="T3"> <text:s text:c="29"/>Mar. 2017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9" meta:word-count="225" meta:character-count="1926" meta:non-whitespace-character-count="1370"/>
    <meta:generator>LibreOfficeDev/5.1.0.3$Linux_X86_64 LibreOffice_project/</meta:generator>
  </office:meta>
</office:document-meta>
</file>